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674d" officeooo:paragraph-rsid="0000674d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00674d" officeooo:paragraph-rsid="0000674d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008b37" officeooo:paragraph-rsid="00008b37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015cbd" officeooo:paragraph-rsid="00015cbd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0393c7" officeooo:paragraph-rsid="00015cbd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0393c7" officeooo:paragraph-rsid="000393c7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0432bd" officeooo:paragraph-rsid="000432bd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057893" officeooo:paragraph-rsid="00057893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0755f6" officeooo:paragraph-rsid="000755f6"/>
    </style:style>
    <style:style style:name="P10" style:family="paragraph" style:parent-style-name="Standard">
      <style:paragraph-properties fo:text-align="start" style:justify-single-word="false"/>
      <style:text-properties officeooo:paragraph-rsid="000755f6"/>
    </style:style>
    <style:style style:name="P11" style:family="paragraph" style:parent-style-name="Standard">
      <style:paragraph-properties fo:text-align="start" style:justify-single-word="false"/>
      <style:text-properties officeooo:rsid="000755f6" officeooo:paragraph-rsid="000755f6"/>
    </style:style>
    <style:style style:name="P12" style:family="paragraph" style:parent-style-name="Standard">
      <style:paragraph-properties fo:text-align="start" style:justify-single-word="false"/>
      <style:text-properties officeooo:rsid="00077d72" officeooo:paragraph-rsid="00077d72"/>
    </style:style>
    <style:style style:name="T1" style:family="text">
      <style:text-properties officeooo:rsid="00015cbd"/>
    </style:style>
    <style:style style:name="T2" style:family="text">
      <style:text-properties officeooo:rsid="000245f3"/>
    </style:style>
    <style:style style:name="T3" style:family="text">
      <style:text-properties officeooo:rsid="000432bd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0755f6"/>
    </style:style>
    <style:style style:name="T6" style:family="text">
      <style:text-properties style:font-name="Calibri" officeooo:rsid="00077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CISCO</text:p>
      <text:p text:style-name="P2"/>
      <text:p text:style-name="P2">Chapitre 1 :</text:p>
      <text:p text:style-name="P2"/>
      <text:p text:style-name="P2">Carte réseau: Fournit la connexion physique au réseau</text:p>
      <text:p text:style-name="P2">Port physique : Connecteur par lequel le périphérique final est connecté</text:p>
      <text:p text:style-name="P2">Interface réseau : Ports d’un routeur </text:p>
      <text:p text:style-name="P2"/>
      <text:p text:style-name="P3">Diagrammes de topologie : </text:p>
      <text:p text:style-name="P3"><text:tab/>- Physique : Affiche les périphériques intermédiaires et les câbles</text:p>
      <text:p text:style-name="P3"><text:tab/>- Logique : Périphériques , ports , schéma d’adressage</text:p>
      <text:p text:style-name="P3"/>
      <text:p text:style-name="P3">LAN : <text:span text:style-name="T1">Local Area Network → </text:span>Réseau Local <text:span text:style-name="T1">(Réseau domestique souvent)</text:span></text:p>
      <text:p text:style-name="P4">WAN : Wide Area Network → <text:span text:style-name="T2">Réseau Large (Liaison de plusieurs réseaux locaux)</text:span></text:p>
      <text:p text:style-name="P5">MAN : Grand LAN</text:p>
      <text:p text:style-name="P6">WLAN : Réseau Sans fil</text:p>
      <text:p text:style-name="P6"/>
      <text:p text:style-name="P6">Internet : le plus grand WAN (avec un I majuscule)</text:p>
      <text:p text:style-name="P6">Intranet : <text:span text:style-name="T3">Réseau interne à une entreprise</text:span></text:p>
      <text:p text:style-name="P7">Extranet : Réseau entre plusieurs entreprises</text:p>
      <text:p text:style-name="P7"/>
      <text:p text:style-name="P8">FAI: Fournisseur d’accès à internet</text:p>
      <text:p text:style-name="P8"/>
      <text:p text:style-name="P9">Demandes des clients :</text:p>
      <text:p text:style-name="P9">- Tolérance au pannes : Plusieurs chemins redondants pour pouvoir toujours se connecter</text:p>
      <text:p text:style-name="P10"><text:span text:style-name="T5">- Evolutivité : Simplicité d’ajouter un nouveau réseau à un réseau existant</text:span></text:p>
      <text:p text:style-name="P10"><text:span text:style-name="T5">- QoS: Qualité du service , priorise les informations directes (appel téléphonique) aux connections simples</text:span></text:p>
      <text:p text:style-name="P11"><text:span text:style-name="T4">- Sécurité : Confidentialité des données, Validité des infos reçues, Disponibilités des infos</text:span></text:p>
      <text:p text:style-name="P11"><text:span text:style-name="T4"/></text:p>
      <text:p text:style-name="P11"><text:span text:style-name="T4">BYOD : Bring your Own Device  →</text:span><text:span text:style-name="T6"> On peut tout faire avec n’importe quel périphérique</text:span></text:p>
      <text:p text:style-name="P12"><text:span text:style-name="T4">Collaboration en ligne → Pouvoir travailler ensemble en ligne</text:span></text:p>
      <text:p text:style-name="P12"><text:span text:style-name="T4">Communication vidéo → Communication vidéo via internet pour collaboration ou divertissement</text:span></text:p>
      <text:p text:style-name="P12"><text:span text:style-name="T4">Cloud computing  → Stockage de fichiers en ligne sur des « clouds »</text:span></text:p>
      <text:p text:style-name="P12"><text:span text:style-name="T4">Technologies Domestiques Intelligentes → Maisons connectées</text:span></text:p>
      <text:p text:style-name="P12"><text:span text:style-name="T4"/></text:p>
      <text:p text:style-name="P12"><text:span text:style-name="T4">La plupart des failles des réseaux sont dues aux utilisate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45:35.453203216</meta:creation-date>
    <dc:date>2018-11-16T13:54:29.476000000</dc:date>
    <meta:editing-duration>PT1H7M9S</meta:editing-duration>
    <meta:editing-cycles>2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7" meta:word-count="235" meta:character-count="1493" meta:non-whitespace-character-count="1279"/>
  </office:meta>
</office:document-meta>
</file>